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Table2" style:family="table">
      <style:table-properties style:width="16.002cm" table:align="margins" style:writing-mode="lr-tb"/>
    </style:style>
    <style:style style:name="Table2.A" style:family="table-column">
      <style:table-column-properties style:column-width="8.001cm" style:rel-column-width="32767*"/>
    </style:style>
    <style:style style:name="Table2.B" style:family="table-column">
      <style:table-column-properties style:column-width="8.001cm" style:rel-column-width="32768*"/>
    </style:style>
    <style:style style:name="Table1" style:family="table">
      <style:table-properties style:width="15.984cm" fo:margin-left="-0.191cm" fo:margin-top="0cm" fo:margin-bottom="0cm" table:align="left" style:writing-mode="lr-tb"/>
    </style:style>
    <style:style style:name="Table1.A" style:family="table-column">
      <style:table-column-properties style:column-width="10.654cm"/>
    </style:style>
    <style:style style:name="Table1.B" style:family="table-column">
      <style:table-column-properties style:column-width="5.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style:font-name="Bookman Old Style"/>
    </style:style>
    <style:style style:name="P4" style:family="paragraph" style:parent-style-name="Standard">
      <style:paragraph-properties fo:margin-top="0cm" fo:margin-bottom="0cm" fo:line-height="100%"/>
      <style:text-properties style:font-name="Bookman Old Style" fo:font-weight="bold" style:font-weight-asian="bold"/>
    </style:style>
    <style:style style:name="P5" style:family="paragraph" style:parent-style-name="Standard">
      <style:paragraph-properties fo:margin-left="4.995cm" fo:margin-right="0cm" fo:margin-top="0cm" fo:margin-bottom="0cm" fo:line-height="100%" fo:text-indent="-4.995cm" style:auto-text-indent="false"/>
      <style:text-properties style:font-name="Bookman Old Style" fo:font-weight="bold" style:font-weight-asian="bold"/>
    </style:style>
    <style:style style:name="P6" style:family="paragraph" style:parent-style-name="Standard">
      <style:paragraph-properties fo:margin-left="4.995cm" fo:margin-right="0cm" fo:margin-top="0cm" fo:margin-bottom="0cm" fo:line-height="100%" fo:text-indent="-4.995cm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Standard">
      <style:paragraph-properties fo:margin-top="0cm" fo:margin-bottom="0cm" fo:line-height="100%"/>
      <style:text-properties style:font-name="Bookman Old Style"/>
    </style:style>
    <style:style style:name="P9" style:family="paragraph" style:parent-style-name="Standard">
      <style:paragraph-properties fo:margin-top="0cm" fo:margin-bottom="0cm" fo:line-height="100%"/>
      <style:text-properties style:font-name="Bookman Old Style" fo:font-weight="bold" style:font-weight-asian="bold"/>
    </style:style>
    <style:style style:name="P10" style:family="paragraph" style:parent-style-name="Standard">
      <style:paragraph-properties fo:margin-left="4.995cm" fo:margin-right="0cm" fo:margin-top="0cm" fo:margin-bottom="0cm" fo:line-height="100%" fo:text-indent="-4.995cm" style:auto-text-indent="false"/>
      <style:text-properties style:font-name="Bookman Old Style" fo:font-weight="bold" style:font-weight-asian="bold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fo:font-family="Times" style:font-style-name="Regular" style:font-family-generic="roman" style:font-pitch="variable" fo:font-size="11pt" fo:font-style="normal" style:text-underline-style="none" fo:font-weight="normal"/>
    </style:style>
    <style:style style:name="T1" style:family="text">
      <style:text-properties style:font-name="Bookman Old Style"/>
    </style:style>
    <style:style style:name="T2" style:family="text">
      <style:text-properties style:font-name="Bookman Old Style" fo:font-weight="bold" style:font-weight-asian="bold"/>
    </style:style>
    <style:style style:name="T3" style:family="text">
      <style:text-properties fo:color="#000000" style:font-name="Bookman Old Style" fo:font-size="10.5pt" style:font-size-asian="10.5pt" style:font-size-complex="10.5pt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fo:border="none" draw:wrap-influence-on-position="once-concurrent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Text Box 1" form:control-implementation="ooo:com.sun.star.form.component.TextField" xml:id="control1" form:id="control1" form:current-value="VORNAME NAME" form:value="VORNAME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current-value="STRASSE HSNR" form:value="STRASSE HSN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current-value="PLZ ORT" form:value="PLZ OR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4" form:id="control4" form:current-value="DATUM" form:value="DATU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5" form:id="control5" form:current-value="KUNDENNR" form:value="KUNDENN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6" form:id="control6" form:current-value="RECHNNR" form:value="RECHNN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3" form:control-implementation="ooo:com.sun.star.form.component.TextField" xml:id="control7" form:id="control7" form:current-value="ANREDE" form:value="ANRED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4" form:control-implementation="ooo:com.sun.star.form.component.TextField" xml:id="control8" form:id="control8" form:current-value="GRADNAME" form:value="GRAD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5" form:control-implementation="ooo:com.sun.star.form.component.TextField" xml:id="control9" form:id="control9" form:current-value="PREIS" form:value="PREI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4" form:control-implementation="ooo:com.sun.star.form.component.TextField" xml:id="control10" form:id="control10" form:current-value="GRADNR" form:value="GRADN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7" draw:style-name="gr3" draw:text-style-name="P12" svg:width="9.907cm" svg:height="0.571cm" svg:x="2.697cm" svg:y="16.905cm" draw:control="control8"/>
      <draw:control text:anchor-type="paragraph" draw:z-index="8" draw:style-name="gr4" draw:text-style-name="P12" svg:width="4.532cm" svg:height="0.571cm" svg:x="0cm" svg:y="0cm" draw:control="control9"/>
      <draw:control text:anchor-type="page" text:anchor-page-number="1" draw:z-index="9" draw:style-name="gr5" draw:text-style-name="P12" svg:width="9.506cm" svg:height="0.796cm" svg:x="6.216cm" svg:y="21.594cm" draw:control="control10"/>
      <text:p text:style-name="P7"><text:span text:style-name="T3">CCHL, Lohstr. 11, CH 8280 Kreuzlingen, </text:span><text:a xlink:type="simple" xlink:href="mailto:praeceptor@cchl.eu" text:style-name="Internet_20_link" text:visited-style-name="Visited_20_Internet_20_Link">praeceptor@cchl.eu</text:a><text:span text:style-name="T3"> <text:s/></text:span>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ext:p text:style-name="P3"/>
            <text:p text:style-name="P3">Datum:</text:p>
            <text:p text:style-name="P2"><text:span text:style-name="T1"><text:s text:c="2"/></text:span><text:span text:style-name="T1"><draw:control text:anchor-type="as-char" draw:z-index="3" draw:style-name="gr1" draw:text-style-name="P12" svg:width="5.695cm" svg:height="0.569cm" draw:control="control4"/></text:span></text:p>
            <text:p text:style-name="P3">Kunden-Nr:</text:p>
            <text:p text:style-name="P2"><text:span text:style-name="T1"><text:s text:c="2"/></text:span><text:span text:style-name="T1"><draw:control text:anchor-type="as-char" svg:y="-0.392cm" draw:z-index="4" draw:style-name="gr2" draw:text-style-name="P12" svg:width="7.531cm" svg:height="0.569cm" draw:control="control5"/></text:span></text:p>
            <text:p text:style-name="P3">Rechnungs-Nr:</text:p>
            <text:p text:style-name="P2"><text:span text:style-name="T1"><text:s text:c="2"/></text:span><text:span text:style-name="T1"><draw:control text:anchor-type="as-char" svg:y="-0.392cm" draw:z-index="5" draw:style-name="gr2" draw:text-style-name="P12" svg:width="7.63cm" svg:height="0.569cm" draw:control="control6"/></text:span></text:p>
          </table:table-cell>
        </table:table-row>
      </table:table>
      <text:p text:style-name="P3"/>
      <text:p text:style-name="P3"><draw:control text:anchor-type="as-char" draw:z-index="0" draw:style-name="gr1" draw:text-style-name="P11" svg:width="7.229cm" svg:height="0.669cm" draw:control="control1"/></text:p>
      <text:p text:style-name="P3"><draw:control text:anchor-type="as-char" draw:z-index="1" draw:style-name="gr1" draw:text-style-name="P11" svg:width="7.229cm" svg:height="0.669cm" draw:control="control2"/></text:p>
      <text:p text:style-name="P3"><draw:control text:anchor-type="as-char" draw:z-index="2" draw:style-name="gr1" draw:text-style-name="P11" svg:width="7.229cm" svg:height="0.669cm" draw:control="control3"/></text:p>
      <text:p text:style-name="P3"/>
      <text:p text:style-name="P3"/>
      <text:p text:style-name="P3"/>
      <text:p text:style-name="P3"><draw:control text:anchor-type="as-char" svg:y="-0.543cm" draw:z-index="6" draw:style-name="gr2" draw:text-style-name="P13" svg:width="5.522cm" svg:height="0.777cm" draw:control="control7"/></text:p>
      <text:p text:style-name="P3"/>
      <text:p text:style-name="P3">Vielen Dank, dass Sie sich für eine Graduierung entschieden haben.</text:p>
      <text:p text:style-name="P3"/>
      <text:p text:style-name="P3">Sie haben erworben: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Bezeichnung mit Fach und Erweiterung</text:p>
          </table:table-cell>
          <table:table-cell table:style-name="Table1.A1" office:value-type="string">
            <text:p text:style-name="P4">Preis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  <text:p text:style-name="P3"/>
            <text:p text:style-name="P3"/>
          </table:table-cell>
        </table:table-row>
      </table:table>
      <text:p text:style-name="P3"/>
      <text:p text:style-name="P3"/>
      <text:p text:style-name="P3">Bitte überweisen Sie den vertraglich vereinbarten Betrag:</text:p>
      <text:p text:style-name="P4"/>
      <text:p text:style-name="P2"><text:span text:style-name="T2">Bank: <text:tab/><text:tab/><text:tab/></text:span><text:span text:style-name="T1">DKB AG</text:span></text:p>
      <text:p text:style-name="P2"><text:span text:style-name="T2">Empfänger:<text:tab/><text:tab/></text:span><text:span text:style-name="T1">Dominique Böhme</text:span></text:p>
      <text:p text:style-name="P2"><text:span text:style-name="T2">IBAN: <text:tab/><text:tab/><text:tab/></text:span><text:span text:style-name="T1">DE54 1203 0000 1008 7602 64</text:span></text:p>
      <text:p text:style-name="P2"><text:span text:style-name="T2">BIC: <text:tab/><text:tab/><text:tab/></text:span><text:span text:style-name="T1">BYLADEM1001</text:span></text:p>
      <text:p text:style-name="P5"/>
      <text:p text:style-name="P5">Verwendungszweck:</text:p>
      <text:p text:style-name="P6"><text:span text:style-name="T2"><text:tab/></text:span></text:p>
      <text:p text:style-name="P2"/>
      <text:p text:style-name="P2"/>
      <text:p text:style-name="P3"/>
      <text:p text:style-name="P3">Viele Grüsse</text:p>
      <text:p text:style-name="P3"/>
      <text:p text:style-name="P2"><text:span text:style-name="T1">Dominique Bö</text:span><text:bookmark text:name="_GoBack"/><text:span text:style-name="T1">h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Seite <text:page-number style:num-format="1" text:select-page="current"/> von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que</meta:initial-creator>
    <dc:creator>Mirko Kämpf</dc:creator>
    <meta:editing-cycles>2</meta:editing-cycles>
    <meta:creation-date>2016-07-18T18:24:00</meta:creation-date>
    <dc:date>2016-08-14T18:14:51</dc:date>
    <meta:editing-duration>PT6M38S</meta:editing-duration>
    <meta:generator>OpenOffice/4.1.0$Unix OpenOffice.org_project/410m18$Build-9764</meta:generator>
    <meta:document-statistic meta:table-count="2" meta:image-count="0" meta:object-count="0" meta:page-count="1" meta:paragraph-count="25" meta:word-count="59" meta:character-count="4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